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oer@icoer-Vostro-3470:~$ mongosh</text:p>
      <text:p text:style-name="Standard">Current Mongosh Log ID:<text:tab/>66f25c4af977f0a5b7964032</text:p>
      <text:p text:style-name="Standard">Connecting to:<text:tab/><text:tab/>mongodb://127.0.0.1:27017/?directConnection=true&amp;serverSelectionTimeoutMS=2000&amp;appName=mongosh+2.3.1</text:p>
      <text:p text:style-name="Standard">Using MongoDB:<text:tab/><text:tab/>7.0.14</text:p>
      <text:p text:style-name="Standard">Using Mongosh:<text:tab/><text:tab/>2.3.1</text:p>
      <text:p text:style-name="Standard"/>
      <text:p text:style-name="Standard">For mongosh info see: https://www.mongodb.com/docs/mongodb-shell/</text:p>
      <text:p text:style-name="Standard"/>
      <text:p text:style-name="Standard">------</text:p>
      <text:p text:style-name="Standard"><text:s text:c="3"/>The server generated these startup warnings when booting</text:p>
      <text:p text:style-name="Standard"><text:s text:c="3"/>2024-09-24T10:56:21.764+05:30: Using the XFS filesystem is strongly recommended with the WiredTiger storage engine. See http://dochub.mongodb.org/core/prodnotes-filesystem</text:p>
      <text:p text:style-name="Standard"><text:s text:c="3"/>2024-09-24T10:56:23.885+05:30: Access control is not enabled for the database. Read and write access to data and configuration is unrestricted</text:p>
      <text:p text:style-name="Standard">------</text:p>
      <text:p text:style-name="Standard"/>
      <text:p text:style-name="Standard">test&gt; use mongodb_3</text:p>
      <text:p text:style-name="Standard">switched to db mongodb_3</text:p>
      <text:p text:style-name="Standard">mongodb_3&gt; db.createCollection('journal');</text:p>
      <text:p text:style-name="Standard">{ ok: 1 }</text:p>
      <text:p text:style-name="Standard">mongodb_3&gt; db.journal.insert({'book_id':1,book_name:'javacd','amt':500,'status':'available'})</text:p>
      <text:p text:style-name="Standard">DeprecationWarning: Collection.insert() is deprecated. Use insertOne, insertMany, or bulkWrite.</text:p>
      <text:p text:style-name="Standard">{</text:p>
      <text:p text:style-name="Standard"><text:s text:c="2"/>acknowledged: true,</text:p>
      <text:p text:style-name="Standard"><text:s text:c="2"/>insertedIds: { '0': ObjectId('66f25d5bf977f0a5b7964033') }</text:p>
      <text:p text:style-name="Standard">}</text:p>
      <text:p text:style-name="Standard">mongodb_3&gt; db.journal.insert({'book_id':2,book_name:'java','amt':300,'status':'not available'})</text:p>
      <text:p text:style-name="Standard">{</text:p>
      <text:p text:style-name="Standard"><text:s text:c="2"/>acknowledged: true,</text:p>
      <text:p text:style-name="Standard"><text:s text:c="2"/>insertedIds: { '0': ObjectId('66f25d83f977f0a5b7964034') }</text:p>
      <text:p text:style-name="Standard">}</text:p>
      <text:p text:style-name="Standard">mongodb_3&gt; db.journal.insert({'book_id':1,book_name:'java','amt':300,'status':'available'})</text:p>
      <text:p text:style-name="Standard">{</text:p>
      <text:p text:style-name="Standard"><text:s text:c="2"/>acknowledged: true,</text:p>
      <text:p text:style-name="Standard"><text:s text:c="2"/>insertedIds: { '0': ObjectId('66f25de1f977f0a5b7964035') }</text:p>
      <text:p text:style-name="Standard">}</text:p>
      <text:p text:style-name="Standard">mongodb_3&gt; db.journal.insert({'book_id':2,book_name:'oop','amt':200,'status':'available'})</text:p>
      <text:p text:style-name="Standard">{</text:p>
      <text:p text:style-name="Standard"><text:s text:c="2"/>acknowledged: true,</text:p>
      <text:p text:style-name="Standard"><text:s text:c="2"/>insertedIds: { '0': ObjectId('66f25e2cf977f0a5b7964036') }</text:p>
      <text:p text:style-name="Standard">}</text:p>
      <text:p text:style-name="Standard">mongodb_3&gt; db.journal.insert({'book_id':2,book_name:'c+','amt':200,'status':'available'})</text:p>
      <text:p text:style-name="Standard">{</text:p>
      <text:p text:style-name="Standard"><text:s text:c="2"/>acknowledged: true,</text:p>
      <text:p text:style-name="Standard"><text:s text:c="2"/>insertedIds: { '0': ObjectId('66f25e3ff977f0a5b7964037') }</text:p>
      <text:p text:style-name="Standard">}</text:p>
      <text:p text:style-name="Standard">mongodb_3&gt; db.journal.insert({'book_id':3,book_name:'c++','amt':150,'status':'available'})</text:p>
      <text:p text:style-name="Standard">{</text:p>
      <text:p text:style-name="Standard"><text:s text:c="2"/>acknowledged: true,</text:p>
      <text:p text:style-name="Standard"><text:s text:c="2"/>insertedIds: { '0': ObjectId('66f25e64f977f0a5b7964038') }</text:p>
      <text:p text:style-name="Standard">}</text:p>
      <text:p text:style-name="Standard"><text:soft-page-break/>mongodb_3&gt; db.journal.insert({'book_id':3,book_name:'c++','amt':200,'status':'not available'})</text:p>
      <text:p text:style-name="Standard">{</text:p>
      <text:p text:style-name="Standard"><text:s text:c="2"/>acknowledged: true,</text:p>
      <text:p text:style-name="Standard"><text:s text:c="2"/>insertedIds: { '0': ObjectId('66f25e7bf977f0a5b7964039') }</text:p>
      <text:p text:style-name="Standard">}</text:p>
      <text:p text:style-name="Standard">mongodb_3&gt; db.journal.insert({'book_id':4,book_name:'oop c++','amt':200,'status':'not available'})</text:p>
      <text:p text:style-name="Standard">{</text:p>
      <text:p text:style-name="Standard"><text:s text:c="2"/>acknowledged: true,</text:p>
      <text:p text:style-name="Standard"><text:s text:c="2"/>insertedIds: { '0': ObjectId('66f25eb3f977f0a5b796403a') }</text:p>
      <text:p text:style-name="Standard">}</text:p>
      <text:p text:style-name="Standard">mongodb_3&gt; db.journal.insert({'book_id':5,book_name:'oop c++','amt':400,'status':' available'})</text:p>
      <text:p text:style-name="Standard">{</text:p>
      <text:p text:style-name="Standard"><text:s text:c="2"/>acknowledged: true,</text:p>
      <text:p text:style-name="Standard"><text:s text:c="2"/>insertedIds: { '0': ObjectId('66f25ed5f977f0a5b796403b') }</text:p>
      <text:p text:style-name="Standard">}</text:p>
      <text:p text:style-name="Standard">mongodb_3&gt; db.journal.insert({'book_id':5,book_name:' c++','amt':400,'status':' available'})</text:p>
      <text:p text:style-name="Standard">{</text:p>
      <text:p text:style-name="Standard"><text:s text:c="2"/>acknowledged: true,</text:p>
      <text:p text:style-name="Standard"><text:s text:c="2"/>insertedIds: { '0': ObjectId('66f25ee8f977f0a5b796403c') }</text:p>
      <text:p text:style-name="Standard">}</text:p>
      <text:p text:style-name="Standard">mongodb_3&gt; db.journal.insert({'book_id':5,book_name:' c++ java','amt':400,'status':' available'})</text:p>
      <text:p text:style-name="Standard">{</text:p>
      <text:p text:style-name="Standard"><text:s text:c="2"/>acknowledged: true,</text:p>
      <text:p text:style-name="Standard"><text:s text:c="2"/>insertedIds: { '0': ObjectId('66f25f52f977f0a5b796403d') }</text:p>
      <text:p text:style-name="Standard">}</text:p>
      <text:p text:style-name="Standard">mongodb_3&gt; var mapfunction=function(){emit(this.book_id,this.amt)};</text:p>
      <text:p text:style-name="Standard">var reducefunction=function(key,value){return Array.sum(value);};</text:p>
      <text:p text:style-name="Standard"/>
      <text:p text:style-name="Standard">mongodb_3&gt; db.journal.mapReduce(mapfunction,reducefunction,{'out':'new'});</text:p>
      <text:p text:style-name="Standard">DeprecationWarning: Collection.mapReduce() is deprecated. Use an aggregation instead.</text:p>
      <text:p text:style-name="Standard">See https://docs.mongodb.com/manual/core/map-reduce for details.</text:p>
      <text:p text:style-name="Standard">{ result: 'new', ok: 1 }</text:p>
      <text:p text:style-name="Standard">mongodb_3&gt; db.new.find().pretty();</text:p>
      <text:p text:style-name="Standard">[</text:p>
      <text:p text:style-name="Standard"><text:s text:c="2"/>{ _id: 1, value: 800 },</text:p>
      <text:p text:style-name="Standard"><text:s text:c="2"/>{ _id: 4, value: 200 },</text:p>
      <text:p text:style-name="Standard"><text:s text:c="2"/>{ _id: 3, value: 350 },</text:p>
      <text:p text:style-name="Standard"><text:s text:c="2"/>{ _id: 5, value: 1200 },</text:p>
      <text:p text:style-name="Standard"><text:s text:c="2"/>{ _id: 2, value: 700 }</text:p>
      <text:p text:style-name="Standard">]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4T12:23:47.957577023</meta:creation-date>
    <dc:date>2024-09-24T12:32:36.198586246</dc:date>
    <meta:editing-duration>PT8M48S</meta:editing-duration>
    <meta:editing-cycles>2</meta:editing-cycles>
    <meta:generator>LibreOffice/24.2.5.2$Linux_X86_64 LibreOffice_project/420$Build-2</meta:generator>
    <meta:document-statistic meta:table-count="0" meta:image-count="0" meta:object-count="0" meta:page-count="2" meta:paragraph-count="85" meta:word-count="279" meta:character-count="3361" meta:non-whitespace-character-count="3101"/>
  </office:meta>
</office:document-meta>
</file>